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25" office:value-type="string" calcext:value-type="string" table:number-columns-spanned="1" table:number-rows-spanned="2">
            <text:p>PG – 1.000,00 – 03/10/2025</text:p>
            <text:p>580,00 – 12/2024</text:p>
            <text:p>420,00 – 01/2025 – Parcial</text:p>
          </table:table-cell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420" calcext:value-type="float">
            <text:p>420,00</text:p>
          </table:table-cell>
          <table:table-cell table:style-name="ce27" office:value-type="date" office:date-value="2025-10-03" calcext:value-type="date">
            <text:p>03/10/2025</text:p>
          </table:table-cell>
          <table:table-cell table:style-name="ce69" table:formula="of:=[.C7]-[.F7]" office:value-type="float" office:value="170" calcext:value-type="float">
            <text:p>170,00</text:p>
          </table:table-cell>
          <table:covered-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590" calcext:value-type="float">
            <text:p>59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53" office:value-type="string" calcext:value-type="string">
            <text:p>NF 13293 - mens. 08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4]-[.F14]" office:value-type="float" office:value="280" calcext:value-type="float">
            <text:p>28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53" office:value-type="string" calcext:value-type="string">
            <text:p>NF 13307 - mens. 09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5]-[.F15]" office:value-type="float" office:value="280" calcext:value-type="float">
            <text:p>28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53" office:value-type="string" calcext:value-type="string">
            <text:p>NF 13321 - mens. 10/2025</text:p>
          </table:table-cell>
          <table:table-cell table:style-name="ce59" office:value-type="float" office:value="280" calcext:value-type="float">
            <text:p>2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6]-[.F16]" office:value-type="float" office:value="280" calcext:value-type="float">
            <text:p>280,00</text:p>
          </table:table-cell>
          <table:table-cell table:style-name="ce26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6])" office:value-type="float" office:value="4550" calcext:value-type="float">
            <text:p>4.55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34.875696754">00:00:00</text:time></text:span><text:span text:style-name="MT2"><text:time style:data-style-name="N2" text:time-value="17:17:34.875721016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34.8785412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11-03T17:17:35.228178830</dc:date>
    <dc:language>pt-PT</dc:language>
    <meta:editing-cycles>702</meta:editing-cycles>
    <meta:editing-duration>P1DT10H9M30S</meta:editing-duration>
    <meta:print-date>2020-06-04T09:49:02.903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